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Безинтервала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Безинтервала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Безинтервала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style:font-name-complex="Times New Roma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ru" fo:country="RU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style:font-name-complex="Times New Roman"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ru" fo:country="RU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style:font-name-complex="Times New Roman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TableContents" style:family="paragraph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ануйлов Даниил Юр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Когда класс наследник может представить свою реализацию метода родительского класс, если указать такое же имя и аргументы у метода, таким образом изменить поведение метода, не меняя его сигнатуру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е, абстрактные, интерфейсы, вложен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TableContents"><text:span text:style-name="T29">В случае переменных, это константы, которые не будут изменены, могут использоваться для каких то особых значений переменных, которые не должны быть изменены, в случае класса и метода<text:s/></text:span><text:span text:style-name="T30">final</text:span><text:span text:style-name="T31"><text:s/>защищает их от наследования и переопределения, тем самым обеспечивая безопасность кода</text:span></text:p>
          </table:table-cell>
        </table:table-row>
        <table:table-row table:style-name="TableRow32">
          <table:table-cell table:style-name="TableCell33">
            <text:p text:style-name="TableContents"><text:span text:style-name="T34">Какие есть варианты использования ключевого слова<text:s/></text:span>try<text:span text:style-name="T35">?</text:span></text:p>
          </table:table-cell>
          <table:table-cell table:style-name="TableCell36">
            <text:p text:style-name="P37">Try-catch, try-finally, try-catch-finally</text:p>
          </table:table-cell>
        </table:table-row>
        <table:table-row table:style-name="TableRow38">
          <table:table-cell table:style-name="TableCell39">
            <text:p text:style-name="TableContents"><text:span text:style-name="T40">Какие есть стандартные реализации интерфейса<text:s/></text:span>List<text:span text:style-name="T41"><text:s/></text:span><text:span text:style-name="T42">и в каких ситуациях их нужно использовать?</text:span></text:p>
          </table:table-cell>
          <table:table-cell table:style-name="TableCell43">
            <text:p text:style-name="TableContents">ArrayList<text:span text:style-name="T44"><text:s/>–</text:span><text:span text:style-name="T45"><text:s/>динамический массив с быстрым поиском по индексу но медленным добавление и удалением элементов, используют когда нужен доступ по индексу</text:span></text:p>
            <text:p text:style-name="TableContents">LinkedList<text:span text:style-name="T46"><text:s/>– двусвязный список, противоположность динамического массива, которая используется когда нужна быстрая вставка и удаление элементов</text:span></text:p>
          </table:table-cell>
        </table:table-row>
        <table:table-row table:style-name="TableRow47">
          <table:table-cell table:style-name="TableCell48">
            <text:p text:style-name="P49">В чём основная идея стримов из пакета java.util.stream?</text:p>
          </table:table-cell>
          <table:table-cell table:style-name="TableCell50">
            <text:p text:style-name="P51">Работа в виде потоков, легко выполняя операции фильтрации, преобразования и другие</text:p>
          </table:table-cell>
        </table:table-row>
        <table:table-row table:style-name="TableRow52">
          <table:table-cell table:style-name="TableCell53" table:number-columns-spanned="2">
            <text:p text:style-name="P54">Разное</text:p>
          </table:table-cell>
          <table:covered-table-cell/>
        </table:table-row>
        <table:table-row table:style-name="TableRow55">
          <table:table-cell table:style-name="TableCell56">
            <text:p text:style-name="P57">Каким критериям должна удовлетворять «хорошая» хэш-функция?</text:p>
          </table:table-cell>
          <table:table-cell table:style-name="TableCell58">
            <text:p text:style-name="P59">Скорость вычисления, Равномерность (минимум коллизий), Детерминированность и сложность обратного вычисления</text:p>
          </table:table-cell>
        </table:table-row>
        <table:table-row table:style-name="TableRow60">
          <table:table-cell table:style-name="TableCell61">
            <text:p text:style-name="TableContents"><text:span text:style-name="T62">В чём причина популярности и широкого распространения кодировки<text:s/></text:span>UTF<text:span text:style-name="T63">-8?</text:span></text:p>
          </table:table-cell>
          <table:table-cell table:style-name="TableCell64">
            <text:p text:style-name="TableContents"><text:span text:style-name="T65">Хорошая совместимость с<text:s/></text:span><text:span text:style-name="T66">ASCII</text:span><text:span text:style-name="T67">, экономит место для символов из этого набора</text:span></text:p>
          </table:table-cell>
        </table:table-row>
        <table:table-row table:style-name="TableRow68">
          <table:table-cell table:style-name="TableCell69">
            <text:p text:style-name="TableContents"><text:span text:style-name="T70">Сравните форматы<text:s/></text:span>XML<text:span text:style-name="T71"><text:s/></text:span><text:span text:style-name="T72">и<text:s/></text:span>JSON<text:span text:style-name="T73">.<text:s/></text:span><text:span text:style-name="T74">Когда какой использовать?</text:span></text:p>
          </table:table-cell>
          <table:table-cell table:style-name="TableCell75">
            <text:p text:style-name="TableContents"><text:span text:style-name="T76">XML</text:span><text:span text:style-name="T77"><text:s/>более сложный и гибкий, с поддержкой схем, используется для хранения и передачи структурированных данных в том числе в веб службах.</text:span></text:p>
            <text:p text:style-name="TableContents"><text:span text:style-name="T78">JSON</text:span><text:span text:style-name="T79"><text:s/>– более легковесный и простой, легко читается человеком и предпочтителен при работе<text:s/></text:span><text:span text:style-name="T80">API</text:span><text:span text:style-name="T81"><text:s/>и веб-приложений.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Опишите что будет происходить «под капотом» после ввода адреса<text:s/></text:span><text:span text:style-name="T85">сайта в браузере и нажатия<text:s/></text:span>Enter<text:span text:style-name="T86">?</text:span></text:p>
          </table:table-cell>
          <table:table-cell table:style-name="TableCell87">
            <text:p text:style-name="TableContents">DNS<text:span text:style-name="T88"><text:s/>– сервер запрашивает<text:s/></text:span>IP<text:span text:style-name="T89"><text:s/>адрес домена, Устанавливается<text:s/></text:span>TCP<text:span text:style-name="T90">-</text:span><text:span text:style-name="T91">соединение по этому<text:s/></text:span>IP<text:span text:style-name="T92">,</text:span></text:p>
            <text:p text:style-name="TableContents"><text:span text:style-name="T93">Отправляется<text:s/></text:span>HTTP<text:span text:style-name="T94"><text:s/>– запрос на сервер,</text:span></text:p>
            <text:p text:style-name="P95">Сервер отправляет ответ на запрос,</text:p>
            <text:p text:style-name="TableContents"><text:span text:style-name="T96">Браузер получает</text:span><text:span text:style-name="T97"><text:s/></text:span>html<text:span text:style-name="T98"><text:s/>код, который в дальнейшем рендерит и показывает пользователю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Безинтервала" style:display-name="Без интервала" style:family="paragraph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Мануйлов</dc:creator>
    <meta:creation-date>2017-10-20T23:40:00Z</meta:creation-date>
    <dc:date>2024-08-05T09:31:00Z</dc:date>
    <meta:template xlink:href="Normal.dotm" xlink:type="simple"/>
    <meta:editing-cycles>4</meta:editing-cycles>
    <meta:editing-duration>PT1740S</meta:editing-duration>
    <meta:document-statistic meta:page-count="2" meta:paragraph-count="4" meta:word-count="349" meta:character-count="2337" meta:row-count="16" meta:non-whitespace-character-count="1992"/>
  </office:meta>
</office:document-meta>
</file>